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weight="bold" officeooo:rsid="000cbed3" officeooo:paragraph-rsid="000cbed3" style:font-weight-asian="bold" style:font-weight-complex="bold"/>
    </style:style>
    <style:style style:name="P2" style:family="paragraph" style:parent-style-name="Standard">
      <style:paragraph-properties fo:text-align="start" style:justify-single-word="false"/>
      <style:text-properties style:font-name="Liberation Serif" fo:font-weight="bold" officeooo:rsid="000cbed3" officeooo:paragraph-rsid="000cbed3" style:font-weight-asian="bold" style:font-weight-complex="bold"/>
    </style:style>
    <style:style style:name="P3" style:family="paragraph" style:parent-style-name="Standard">
      <style:paragraph-properties fo:text-align="start" style:justify-single-word="false"/>
      <style:text-properties style:font-name="Liberation Serif" fo:font-weight="normal" officeooo:rsid="000cbed3" officeooo:paragraph-rsid="000cbed3" style:font-weight-asian="normal" style:font-weight-complex="normal"/>
    </style:style>
    <style:style style:name="P4" style:family="paragraph" style:parent-style-name="Standard">
      <style:paragraph-properties fo:text-align="start" style:justify-single-word="false"/>
      <style:text-properties officeooo:paragraph-rsid="000cbed3"/>
    </style:style>
    <style:style style:name="P5" style:family="paragraph" style:parent-style-name="Standard">
      <style:paragraph-properties fo:text-align="start" style:justify-single-word="false"/>
      <style:text-properties officeooo:rsid="000cc22f" officeooo:paragraph-rsid="000cc22f"/>
    </style:style>
    <style:style style:name="P6" style:family="paragraph" style:parent-style-name="Standard">
      <style:paragraph-properties fo:text-align="center" style:justify-single-word="false"/>
      <style:text-properties fo:font-weight="bold" officeooo:rsid="000cc22f" officeooo:paragraph-rsid="000cc22f" style:font-weight-asian="bold" style:font-weight-complex="bold"/>
    </style:style>
    <style:style style:name="P7" style:family="paragraph" style:parent-style-name="Standard">
      <style:paragraph-properties fo:text-align="start" style:justify-single-word="false"/>
      <style:text-properties fo:font-weight="bold" officeooo:rsid="000cc22f" officeooo:paragraph-rsid="000cc22f"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0cc22f" officeooo:paragraph-rsid="000cc22f" style:font-weight-asian="bold" style:font-weight-complex="bold"/>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officeooo:rsid="000eb95f" officeooo:paragraph-rsid="000eb95f" style:font-weight-asian="bold" style:font-weight-complex="bold"/>
    </style:style>
    <style:style style:name="P10" style:family="paragraph" style:parent-style-name="Standard">
      <style:paragraph-properties fo:text-align="start" style:justify-single-word="false"/>
      <style:text-properties style:text-underline-style="none" fo:font-weight="bold" officeooo:rsid="000eb95f" officeooo:paragraph-rsid="000eb95f" style:font-weight-asian="bold" style:font-weight-complex="bold"/>
    </style:style>
    <style:style style:name="P11" style:family="paragraph" style:parent-style-name="Standard">
      <style:paragraph-properties fo:text-align="start" style:justify-single-word="false"/>
      <style:text-properties fo:font-style="italic" style:text-underline-style="none" fo:font-weight="bold" officeooo:rsid="000eb95f" officeooo:paragraph-rsid="000eb95f"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fo:font-style="normal" style:text-underline-style="none" fo:font-weight="bold" officeooo:rsid="000eb95f" officeooo:paragraph-rsid="000eb95f" style:font-style-asian="normal" style:font-weight-asian="bold" style:font-style-complex="normal" style:font-weight-complex="bold"/>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normal" officeooo:rsid="000cbed3" style:font-weight-asian="normal" style:font-weight-complex="normal"/>
    </style:style>
    <style:style style:name="T4" style:family="text">
      <style:text-properties style:font-name="Liberation Serif" fo:font-weight="normal" officeooo:rsid="000cc22f" style:font-weight-asian="normal" style:font-weight-complex="normal"/>
    </style:style>
    <style:style style:name="T5" style:family="text">
      <style:text-properties style:font-name="Liberation Serif" style:text-underline-style="solid" style:text-underline-width="auto" style:text-underline-color="font-color"/>
    </style:style>
    <style:style style:name="T6" style:family="text">
      <style:text-properties style:font-name="Liberation Serif" style:text-underline-style="none"/>
    </style:style>
    <style:style style:name="T7" style:family="text">
      <style:text-properties style:font-name="Liberation Serif" style:text-underline-style="none" fo:font-weight="normal" style:font-weight-asian="normal" style:font-weight-complex="normal"/>
    </style:style>
    <style:style style:name="T8" style:family="text">
      <style:text-properties style:font-name="Liberation Serif" style:text-underline-style="none" fo:font-weight="normal" officeooo:rsid="000eb7df" style:font-weight-asian="normal" style:font-weight-complex="normal"/>
    </style:style>
    <style:style style:name="T9" style:family="text">
      <style:text-properties style:font-name="Liberation Serif" style:text-underline-style="none" fo:font-weight="normal" officeooo:rsid="000eb95f"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ap + points nécessaire pour premier rendu</text:p>
      <text:p text:style-name="P2"/>
      <text:p text:style-name="P3">Je vais ici récapituler les 4 points nécessaires à notre premier rendu basé d’une part par le sujet et d’une autre part par le schéma mis à disposition par le JARVISS d’EPITECH.</text:p>
      <text:p text:style-name="P3"/>
      <text:p text:style-name="P3">Les 4 points :</text:p>
      <text:p text:style-name="P3">- Need</text:p>
      <text:p text:style-name="P3">- Identify</text:p>
      <text:p text:style-name="P3">- Design</text:p>
      <text:p text:style-name="P3">- Coach</text:p>
      <text:p text:style-name="P3"/>
      <text:p text:style-name="P4"><text:span text:style-name="T3">Ici, les 4 points traduits :</text:span></text:p>
      <text:p text:style-name="P4"><text:span text:style-name="T3">- Need : Les besoins, ou problèmes auxquelles nous sommes confrontés et la raison du pourquoi nous proposons le projet</text:span></text:p>
      <text:p text:style-name="P4"><text:span text:style-name="T3">- Identify : terme ambigu, désigne les différents groupes qui seront impacté par la mise en place du projet. En d’autre terme, les premiers concernés. Ceux dont le rôle, la vie, l’importance, etc changera.</text:span></text:p>
      <text:p text:style-name="P4"><text:span text:style-name="T3">- Design : </text:span><text:span text:style-name="T4">purement subjectif et je suis ouvert à toutes interprétations.</text:span></text:p>
      <text:p text:style-name="P5"><text:span text:style-name="T2">Par quelles moyens et comment nous allons répondre à la problématique confrontée.</text:span></text:p>
      <text:p text:style-name="P5"><text:span text:style-name="T2">- Coach : Honnêtement j’ai besoin d’aide.</text:span></text:p>
      <text:p text:style-name="P5"><text:span text:style-name="T2">Quels moyens, que ce soit supports financiers, morals ou que sais-je, nous disposons.</text:span></text:p>
      <text:p text:style-name="P5"><text:span text:style-name="T2"/></text:p>
      <text:p text:style-name="P5"><text:span text:style-name="T2">Maintenant je vais aborder les points à notre disposition et qui, je pense, rentre dans plusieurs catégories/points cités plus hauts.</text:span></text:p>
      <text:p text:style-name="P5"><text:span text:style-name="T2"/></text:p>
      <text:p text:style-name="P6"><text:span text:style-name="T1">Partie PDF</text:span><text:span text:style-name="T2"> </text:span><text:span text:style-name="T1">Projet</text:span></text:p>
      <text:p text:style-name="P7"><text:span text:style-name="T2"/></text:p>
      <text:p text:style-name="P7"><text:span text:style-name="T5">Projet :</text:span><text:span text:style-name="T2"> Renouveler et réorganiser le système de collection de déchets (et par extension =&gt; réparations des dégâts).</text:span></text:p>
      <text:p text:style-name="P7"><text:span text:style-name="T2"/></text:p>
      <text:p text:style-name="P7"><text:span text:style-name="T1">NB : </text:span><text:span text:style-name="T2">je vais utiliser le terme de SWAG pour désigner l’équipe de nettoyage/réparation, etc.</text:span></text:p>
      <text:p text:style-name="P7"><text:span text:style-name="T2">Le City Hall de GOTHAM correspond à une mairie en soit.</text:span></text:p>
      <text:p text:style-name="P7"><text:span text:style-name="T2"/></text:p>
      <text:p text:style-name="P8"><text:span text:style-name="T1">StakeHolders/Témoignages :</text:span></text:p>
      <text:p text:style-name="P7"><text:span text:style-name="T2">- Les citoyens constatent que la ville est salle et bordélique/en désordre avec des débris partout(trace de destruction).</text:span></text:p>
      <text:p text:style-name="P7"><text:span text:style-name="T2">- Les employées du SWAG estiment que les procédures ne sont pas claire et que l’organisation devrait être retravaillés car très brouillon et personnes ne s’y retrouvent.</text:span></text:p>
      <text:p text:style-name="P7"><text:span text:style-name="T2">- Le City Hall a de très mauvaises relations avec les forces de l’ordre (police et par extension Batman) dû au fait qu’à chaque intervention, le lieu de l’intercation est laissé en ruine ou peu accessible/fréquentable.</text:span></text:p>
      <text:p text:style-name="P7"><text:span text:style-name="T2"/></text:p>
      <text:p text:style-name="P8"><text:span text:style-name="T1">Mesures mises en places/en projet :</text:span></text:p>
      <text:p text:style-name="P8"><text:span text:style-name="T7">- </text:span><text:span text:style-name="T8">Amélioration de l’application de TimeManager afin de prendre en compte la gestion des équipes (swag/services civiques) et considérer de manière équitable les horaires de nuits. (qui sont souvent mal comptabilisés voir remis en compte)</text:span></text:p>
      <text:p text:style-name="P8"><text:span text:style-name="T8">- les « Camions Poubelles » seront équipés de traceurs GPS afin de les localisés en temps réels sur une carte de la ville. Améliorations mise en place afin de pouvoir envoyer l’équipe/camion le plus proche sur le site ayant besoin d’intervention du SWAG.</text:span></text:p>
      <text:p text:style-name="P8"><text:span text:style-name="T8">- Tous les employés (SWAG/de bureaux) seront équipés d’une tablette pour qu’ils puissent communiquer au Central. La communication comprend la résolution d’un problème, la requête de renfort, voir le besoin d’envoyer une équipe plus apte à régler la situation sur le terrain.</text:span></text:p>
      <text:p text:style-name="P8"><text:soft-page-break/><text:span text:style-name="T8">- Des drones de surveillances seront déployés sur l’ensemble de la ville afin d’évaluer l’état des rues/quartiers. Par ce moyen, nous saurons quelles zones auront besoin d’un déploiement du SWAG.</text:span></text:p>
      <text:p text:style-name="P8"><text:span text:style-name="T8">- Les poubelles mises à disposition des citoyens auront une capacité réduites et seront également équipées de capteurs qui, une fois que le volume aura dépassé un certain, signalera au SWAG le besoin de lancé une récupération des déchets afin d’éviter tout débordement.</text:span></text:p>
      <text:p text:style-name="P8"><text:span text:style-name="T8">- Une application mo</text:span><text:span text:style-name="T9">bile sera communiquée et mise à disposition aux habitant afin que ces derniers puissent assumer un rôle actifs dans la propreté/état de leur ville en signalant tout problèmes. Problèmes pouvant être destruction de rue ou dégradation sanitaire.</text:span></text:p>
      <text:p text:style-name="P8"><text:span text:style-name="T9">- Un rapport mensuel sera mis en place concernant toutes les équipes afin de juger quelles zones sont moins desservies ou trop fréquentés selon le rapport d’activité de ces différentes équipes. Ce rapport sera nécessaire afin d’équilibrer et refaire la disposition des équipes aux seins de la villes.</text:span></text:p>
      <text:p text:style-name="P8"><text:span text:style-name="T9"/></text:p>
      <text:p text:style-name="P8"><text:span text:style-name="T9"/></text:p>
      <text:p text:style-name="P8"><text:span text:style-name="T9"/></text:p>
      <text:p text:style-name="P9"><text:span text:style-name="T6">Petit retour :</text:span></text:p>
      <text:p text:style-name="P10"><text:span text:style-name="T2">j’ai répété plus haut les points mis à dispositions par le sujet.</text:span></text:p>
      <text:p text:style-name="P10"><text:span text:style-name="T2">A mon avis, nous répondons déjà à trois points qui sont : Need, Identify et Design.</text:span></text:p>
      <text:p text:style-name="P10"><text:span text:style-name="T2">Il nous manque la partie </text:span><text:span text:style-name="T1">Coach</text:span><text:span text:style-name="T2">.</text:span></text:p>
      <text:p text:style-name="P10"><text:span text:style-name="T2"/></text:p>
      <text:p text:style-name="P10"><text:span text:style-name="T1">Problématique du premier rendu :</text:span></text:p>
      <text:p text:style-name="P11"><text:span text:style-name="T2">What has to be done, in order to smooth out the process and make the announcements welcome for</text:span></text:p>
      <text:p text:style-name="P11"><text:span text:style-name="T2">the rest of the stakeholders?</text:span></text:p>
      <text:p text:style-name="P12"><text:span text:style-name="T2"/></text:p>
      <text:p text:style-name="P12"><text:span text:style-name="T2">Par traduction, que devons nous faire/présenter/argumenter afin que les parti concernés acceptent le plus naturellement possible les mesures que nous voulons mettre en œuvre ?</text:span></text:p>
      <text:p text:style-name="P12"><text:span text:style-name="T2"/></text:p>
      <text:p text:style-name="P12"><text:span text:style-name="T2">Au final, tout ça va revenir à notre capacité de persuasion et présentation.</text:span></text:p>
      <text:p text:style-name="P12"><text:span text:style-name="T2"/></text:p>
      <text:p text:style-name="P12"><text:span text:style-name="T2">Honnêtement, je veux votre avis car ce n’est que ma propre interpréta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4T00:10:33.555229024</meta:creation-date>
    <dc:date>2021-11-24T01:03:29.421334005</dc:date>
    <meta:editing-duration>PT15S</meta:editing-duration>
    <meta:editing-cycles>1</meta:editing-cycles>
    <meta:document-statistic meta:table-count="0" meta:image-count="0" meta:object-count="0" meta:page-count="2" meta:paragraph-count="41" meta:word-count="708" meta:character-count="4342" meta:non-whitespace-character-count="3675"/>
    <meta:generator>LibreOffice/6.4.7.2$Linux_X86_64 LibreOffice_project/40$Build-2</meta:generator>
  </office:meta>
</office:document-meta>
</file>